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985cm" svg:height="6.858cm" svg:x="3.794cm" svg:y="3.286cm">
          <text:p/>
        </draw:rect>
        <draw:rect draw:style-name="gr1" draw:text-style-name="P1" draw:layer="layout" svg:width="6.985cm" svg:height="6.858cm" svg:x="4.429cm" svg:y="11.541cm">
          <text:p/>
        </draw:rect>
        <draw:frame draw:style-name="gr2" draw:layer="layout" svg:width="1.772cm" svg:height="1.297cm" svg:x="6.334cm" svg:y="4.683cm">
          <draw:text-box>
            <text:p>Past</text:p>
          </draw:text-box>
        </draw:frame>
        <draw:frame draw:style-name="gr3" draw:layer="layout" svg:width="4.376cm" svg:height="0.963cm" svg:x="5.191cm" svg:y="6.08cm">
          <draw:text-box>
            <text:p>Retrospective</text:p>
          </draw:text-box>
        </draw:frame>
        <draw:frame draw:style-name="gr3" draw:layer="layout" svg:width="3.978cm" svg:height="0.963cm" svg:x="5.404cm" svg:y="7.477cm">
          <draw:text-box>
            <text:p>Hypothetical</text:p>
          </draw:text-box>
        </draw:frame>
        <draw:frame draw:style-name="gr3" draw:layer="layout" svg:width="2.686cm" svg:height="0.963cm" svg:x="6.588cm" svg:y="12.811cm">
          <draw:text-box>
            <text:p>Present</text:p>
          </draw:text-box>
        </draw:frame>
        <draw:frame draw:style-name="gr3" draw:layer="layout" svg:width="2.614cm" svg:height="0.963cm" svg:x="6.641cm" svg:y="14.515cm">
          <draw:text-box>
            <text:p>Current</text:p>
          </draw:text-box>
        </draw:frame>
        <draw:frame draw:style-name="gr3" draw:layer="layout" svg:width="3.664cm" svg:height="0.963cm" svg:x="6.207cm" svg:y="16.166cm">
          <draw:text-box>
            <text:p>Momenta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ob Abuhamada</meta:initial-creator>
    <meta:creation-date>2022-01-24T16:46:10.85</meta:creation-date>
    <dc:date>2022-01-24T17:56:07.43</dc:date>
    <dc:creator>Jacob Abuhamada</dc:creator>
    <meta:editing-duration>PT1H9M56S</meta:editing-duration>
    <meta:editing-cycles>2</meta:editing-cycles>
    <meta:generator>OpenOffice/4.1.8$Win32 OpenOffice.org_project/418m3$Build-9803</meta:generator>
    <meta:document-statistic meta:object-count="8"/>
  </office:meta>
</office:document-meta>
</file>